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tkinson Hyperlegible Next" svg:font-family="'Atkinson Hyperlegible Next'"/>
    <style:font-face style:name="Atkinson Hyperlegible Next1" svg:font-family="'Atkinson Hyperlegible Next'" style:font-pitch="variable"/>
    <style:font-face style:name="Computer Modern" svg:font-family="'Computer Modern'" style:font-family-generic="system" style:font-pitch="variable"/>
    <style:font-face style:name="Liberation Serif" svg:font-family="'Liberation Serif'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Default_20_Drawing_20_Style">
      <style:paragraph-properties fo:text-align="start" style:justify-single-word="false" style:writing-mode="lr-tb"/>
      <style:text-properties fo:color="#2780e3" loext:opacity="100%" style:font-name="Atkinson Hyperlegible Next1" fo:font-size="14pt" fo:font-style="normal" fo:font-weight="bold" style:font-size-asian="14pt" style:font-style-asian="normal" style:font-weight-asian="bold" style:font-size-complex="14pt"/>
    </style:style>
    <style:style style:name="P2" style:family="paragraph" style:parent-style-name="Default_20_Drawing_20_Style">
      <style:paragraph-properties fo:text-align="start" style:justify-single-word="false" style:writing-mode="lr-tb"/>
      <style:text-properties fo:color="#000000" loext:opacity="100%" style:font-name="Atkinson Hyperlegible Next1" fo:font-size="12pt" fo:font-style="normal" fo:font-weight="normal" officeooo:rsid="001a25ea" officeooo:paragraph-rsid="001a25ea" style:font-size-asian="12pt" style:font-style-asian="normal" style:font-weight-asian="normal" style:font-size-complex="12pt"/>
    </style:style>
    <style:style style:name="P3" style:family="paragraph" style:parent-style-name="Default_20_Drawing_20_Style">
      <style:paragraph-properties fo:text-align="start" style:justify-single-word="false" style:writing-mode="lr-tb"/>
      <style:text-properties fo:color="#000000" loext:opacity="100%" style:font-name="Atkinson Hyperlegible Next1" fo:font-size="12pt" fo:font-style="normal" fo:font-weight="normal" style:font-size-asian="12pt" style:font-style-asian="normal" style:font-weight-asian="normal" style:font-size-complex="12pt"/>
    </style:style>
    <style:style style:name="P4" style:family="paragraph" style:parent-style-name="Default_20_Drawing_20_Style">
      <style:paragraph-properties fo:text-align="start" style:justify-single-word="false" style:writing-mode="lr-tb"/>
      <style:text-properties style:font-name="Atkinson Hyperlegible Next1" fo:font-size="12pt" officeooo:paragraph-rsid="001a25ea" style:font-size-asian="12pt" style:font-size-complex="12pt"/>
    </style:style>
    <style:style style:name="P5" style:family="paragraph" style:parent-style-name="Default_20_Drawing_20_Style">
      <style:paragraph-properties fo:text-align="start" style:justify-single-word="false" style:writing-mode="lr-tb"/>
      <style:text-properties fo:color="#000000" loext:opacity="100%" style:font-name="Atkinson Hyperlegible Next1" fo:font-size="12pt" fo:font-weight="normal" officeooo:paragraph-rsid="001a25ea" style:font-size-asian="12pt" style:font-weight-asian="normal" style:font-size-complex="12pt"/>
    </style:style>
    <style:style style:name="T1" style:family="text">
      <style:text-properties officeooo:rsid="001a25ea"/>
    </style:style>
    <style:style style:name="T2" style:family="text">
      <style:text-properties fo:color="#000000" loext:opacity="100%" fo:font-style="normal" fo:font-weight="normal" style:font-style-asian="normal" style:font-weight-asian="normal"/>
    </style:style>
    <style:style style:name="T3" style:family="text">
      <style:text-properties fo:color="#000000" loext:opacity="100%" fo:font-style="normal" fo:font-weight="normal" officeooo:rsid="001a25ea" style:font-style-asian="normal" style:font-weight-asian="normal"/>
    </style:style>
    <style:style style:name="T4" style:family="text">
      <style:text-properties fo:color="#000000" loext:opacity="100%" fo:font-style="normal" fo:font-weight="normal" officeooo:rsid="001c6e45" style:font-style-asian="normal" style:font-weight-asian="normal"/>
    </style:style>
    <style:style style:name="T5" style:family="text">
      <style:text-properties fo:color="#2780e3" loext:opacity="100%" fo:font-weight="normal" style:font-weight-asian="normal"/>
    </style:style>
    <style:style style:name="T6" style:family="text">
      <style:text-properties fo:color="#000000" loext:opacity="100%" fo:font-weight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 existe documentación</text:p>
      <text:p text:style-name="P2"/>
      <text:p text:style-name="P3">Para esta aplicación, todavía no existe documentació<text:span text:style-name="T1">n</text:span></text:p>
      <text:p text:style-name="P3"/>
      <text:p text:style-name="P4"><text:span text:style-name="T2">Si desea participar en el proyecto y crear o traducir </text:span><text:span text:style-name="T3">documentación</text:span><text:span text:style-name="T2"> para </text:span><text:span text:style-name="T4">el proyecto </text:span><text:span text:style-name="T2">SaltOS, contacte con el equipo de desarrollo en</text:span><text:span text:style-name="T5"> www.saltos.org</text:span><text:span text:style-name="T6">.</text:span></text:p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tkinson Hyperlegible Next" svg:font-family="'Atkinson Hyperlegible Next'"/>
    <style:font-face style:name="Atkinson Hyperlegible Next1" svg:font-family="'Atkinson Hyperlegible Next'" style:font-pitch="variable"/>
    <style:font-face style:name="Computer Modern" svg:font-family="'Computer Modern'" style:font-family-generic="system" style:font-pitch="variable"/>
    <style:font-face style:name="Liberation Serif" svg:font-family="'Liberation Serif'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tkinson Hyperlegible Next" fo:font-size="12pt" fo:language="es" fo:country="E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Atkinson Hyperlegible Next" fo:font-size="12pt" fo:language="es" fo:country="E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tkinson Hyperlegible Next" fo:font-family="'Atkinson Hyperlegible Next'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tkinson Hyperlegible Next" fo:font-family="'Atkinson Hyperlegible Next'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tkinson Hyperlegible Next" fo:font-family="'Atkinson Hyperlegible Next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tkinson Hyperlegible Next" fo:font-family="'Atkinson Hyperlegible Next'" style:font-size-asian="12pt"/>
    </style:style>
    <style:style style:name="Default_20_Drawing_20_Style" style:display-name="Default Drawing Style" style:family="paragraph">
      <style:text-properties style:font-name="Liberation Serif" fo:font-family="'Liberation Serif'" fo:font-size="12pt" style:font-name-asian="Noto Sans" style:font-family-asian="'Noto Sans'" style:font-family-generic-asian="system" style:font-pitch-asian="variable" style:font-size-asian="12pt" style:font-name-complex="Computer Modern" style:font-family-complex="'Computer Moder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9T14:04:00.618297592</meta:creation-date>
    <dc:date>2025-03-29T14:25:46.588978208</dc:date>
    <meta:editing-duration>PT9M11S</meta:editing-duration>
    <meta:editing-cycles>4</meta:editing-cycles>
    <meta:generator>LibreOffice/25.2.2.2$Linux_X86_64 LibreOffice_project/7370d4be9e3cf6031a51beef54ff3bda878e3fac</meta:generator>
    <meta:document-statistic meta:table-count="0" meta:image-count="0" meta:object-count="0" meta:page-count="1" meta:paragraph-count="3" meta:word-count="33" meta:character-count="224" meta:non-whitespace-character-count="194"/>
  </office:meta>
</office:document-meta>
</file>